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entury Gothic" svg:font-family="'Century Gothic'" style:font-family-generic="roman"/>
    <style:font-face style:name="Century Gothic1" svg:font-family="'Century Gothic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4cm"/>
    </style:style>
    <style:style style:name="co2" style:family="table-column">
      <style:table-column-properties fo:break-before="auto" style:column-width="5.763cm"/>
    </style:style>
    <style:style style:name="co3" style:family="table-column">
      <style:table-column-properties fo:break-before="auto" style:column-width="5.761cm"/>
    </style:style>
    <style:style style:name="co4" style:family="table-column">
      <style:table-column-properties fo:break-before="auto" style:column-width="2.304cm"/>
    </style:style>
    <style:style style:name="ro1" style:family="table-row">
      <style:table-row-properties style:row-height="1.588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746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 table:tab-color="#f2f2f2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" fo:font-size="12pt" fo:font-style="normal" fo:text-shadow="none" style:text-underline-style="none" fo:font-weight="normal" style:font-size-asian="12pt" style:font-style-asian="normal" style:font-weight-asian="normal" style:font-name-complex="Century Gothic" style:font-size-complex="1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808080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>
        <loext:char-complex-color loext:theme-type="light1" loext:color-type="theme">
          <loext:transformation loext:type="lummod" loext:value="5000"/>
        </loext:char-complex-color>
      </style:text-properties>
    </style:style>
    <style:style style:name="ce4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fo:text-align="start" css3t:text-justify="auto" fo:margin-left="0.286cm" style:writing-mode="page"/>
      <style:text-properties fo:color="#ffffff" style:text-outline="false" style:text-line-through-style="none" style:text-line-through-type="none" style:font-name="Century Gothic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>
        <loext:char-complex-color loext:theme-type="light1" loext:color-type="theme"/>
      </style:text-properties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1" fo:font-size="22pt" fo:font-style="normal" fo:text-shadow="none" style:text-underline-style="none" fo:font-weight="bold" style:font-size-asian="22pt" style:font-style-asian="normal" style:font-weight-asian="bold" style:font-name-complex="Century Gothic1" style:font-size-complex="22pt" style:font-style-complex="normal" style:font-weight-complex="bold">
        <loext:char-complex-color loext:theme-type="light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203864" style:text-outline="false" style:text-line-through-style="none" style:text-line-through-type="none" style:font-name="Century Gothic" fo:font-size="22pt" fo:font-style="normal" fo:text-shadow="none" style:text-underline-style="none" fo:font-weight="bold" style:font-size-asian="22pt" style:font-style-asian="normal" style:font-weight-asian="bold" style:font-name-complex="Century Gothic" style:font-size-complex="22pt" style:font-style-complex="normal" style:font-weight-complex="bold">
        <loext:char-complex-color loext:theme-type="accent1" loext:color-type="theme">
          <loext:transformation loext:type="lummod" loext:value="5000"/>
        </loext:char-complex-color>
      </style:text-properties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>
        <style:hyperlink xlink:href="https://goo.gl/nm4mK1" xlink:type="simple"/>
        <loext:hyperlink xlink:href="https://goo.gl/nm4mK1" xlink:type="simpl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entury Gothic1" fo:font-size="22pt" fo:font-style="normal" fo:text-shadow="none" style:text-underline-style="none" fo:font-weight="bold" style:font-size-asian="22pt" style:font-style-asian="normal" style:font-weight-asian="bold" style:font-name-complex="Century Gothic1" style:font-size-complex="22pt" style:font-style-complex="normal" style:font-weight-complex="bold">
        <loext:char-complex-color loext:theme-type="light1" loext:color-type="theme"/>
      </style:text-properties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203864" style:text-outline="false" style:text-line-through-style="none" style:text-line-through-type="none" style:font-name="Century Gothic" fo:font-size="20pt" fo:font-style="normal" fo:text-shadow="none" style:text-underline-style="none" fo:font-weight="bold" style:font-size-asian="20pt" style:font-style-asian="normal" style:font-weight-asian="bold" style:font-name-complex="Century Gothic" style:font-size-complex="20pt" style:font-style-complex="normal" style:font-weight-complex="bold">
        <loext:char-complex-color loext:theme-type="accent1" loext:color-type="theme">
          <loext:transformation loext:type="lummod" loext:value="5000"/>
        </loext:char-complex-color>
      </style:text-properties>
    </style:style>
    <style:style style:name="ce11" style:family="table-cell" style:parent-style-name="Default" style:data-style-name="N38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fo:wrap-option="no-wrap"/>
      <style:text-properties fo:color="#000000" style:text-outline="false" style:text-line-through-style="none" style:text-line-through-type="none" style:font-name="Century Gothic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entury Gothic1" fo:font-size="12pt" fo:font-style="normal" fo:text-shadow="none" style:text-underline-style="none" fo:font-weight="normal" style:font-name-asian="Segoe UI" style:font-size-asian="12pt" style:font-style-asian="normal" style:font-weight-asian="normal" style:font-name-complex="Tahoma" style:font-size-complex="12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 style:data-style-name="N38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1pt" fo:font-style="normal" fo:text-shadow="none" style:text-underline-style="none" fo:font-weight="normal" style:font-size-asian="11pt" style:font-style-asian="normal" style:font-weight-asian="normal" style:font-name-complex="Century Gothic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solid" svg:stroke-width="0.053cm" svg:stroke-color="#a5a5a5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3" loext:color-type="theme"/>
      </style:graphic-properties>
      <style:paragraph-properties fo:text-align="start"/>
      <style:text-properties fo:font-size="18pt"/>
    </style:style>
    <style:style style:name="gr2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02cm" fo:min-width="11.022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3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308cm" fo:min-width="7.165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.2cm" fo:margin-bottom="0.2cm" fo:line-height="100%" fo:text-align="center" fo:text-indent="0cm"/>
      <style:text-properties fo:font-size="18pt"/>
    </style:style>
    <style:style style:name="gr4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336cm" fo:min-width="7.213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.2cm" fo:margin-bottom="0.2cm" fo:line-height="100%" fo:text-align="center" fo:text-indent="0cm"/>
      <style:text-properties fo:font-size="18pt"/>
    </style:style>
    <style:style style:name="gr5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394cm" fo:min-width="7.211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.2cm" fo:margin-bottom="0.2cm" fo:line-height="100%" fo:text-align="center" fo:text-indent="0cm"/>
      <style:text-properties fo:font-size="18pt"/>
    </style:style>
    <style:style style:name="gr6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267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7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267cm" fo:min-width="2.087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8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267cm" fo:min-width="2.03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9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947cm" fo:min-width="2.086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10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948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11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976cm" fo:min-width="2.087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12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918cm" fo:min-width="2.087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13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919cm" fo:min-width="2.03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gr14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.89cm" fo:min-width="2.08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15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77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16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808cm" fo:min-width="2.087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17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84cm" fo:min-width="2.03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18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77cm" fo:min-width="2.086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19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807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0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17cm" fo:min-width="2.087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1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47cm" fo:min-width="2.087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2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47cm" fo:min-width="2.03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3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47cm" fo:min-width="2.08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4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9.767cm" fo:min-width="2.088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5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7.726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6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9.003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7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7.756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8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7.671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gr29" style:family="graphic" style:parent-style-name="Default">
      <style:graphic-properties draw:stroke="solid" svg:stroke-width="0.035cm" svg:stroke-color="#a5a5a5" draw:fill="solid" draw:fill-color="#ffffff" draw:textarea-horizontal-align="justify" draw:textarea-vertical-align="middle" draw:auto-grow-height="false" draw:fit-to-size="false" style:shrink-to-fit="false" fo:min-height="17.672cm" fo:min-width="2.04cm" fo:padding-top="0.125cm" fo:padding-bottom="0.125cm" fo:padding-left="0.25cm" fo:padding-right="0.25cm" fo:wrap-option="wrap" style:overflow-behavior="clip" draw:shadow="visible" draw:shadow-offset-x="0cm" draw:shadow-offset-y="0.035cm" draw:shadow-color="#bfbfbf" draw:shadow-opacity="40%" loext:shadow-blur="0.141cm" style:writing-mode="lr-tb" loext:decorative="false">
        <loext:stroke-complex-color loext:theme-type="accent3" loext:color-type="theme"/>
        <loext:fill-complex-color loext:theme-type="light1" loext:color-type="theme"/>
      </style:graphic-properties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4" style:family="paragraph">
      <style:paragraph-properties fo:margin-left="0cm" fo:margin-right="0cm" fo:margin-top="0.2cm" fo:margin-bottom="0.2cm" fo:line-height="100%" fo:text-align="center" fo:text-indent="0cm"/>
      <style:text-properties fo:font-size="18pt"/>
    </style:style>
    <style:style style:name="P5" style:family="paragraph">
      <loext:graphic-properties draw:fill="solid" draw:fill-color="#ffffff"/>
      <style:paragraph-properties fo:margin-left="0cm" fo:margin-right="0cm" fo:margin-top="0.2cm" fo:margin-bottom="0.2cm" fo:line-height="100%" fo:text-align="center" fo:text-indent="0cm" style:writing-mode="lr-tb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Century Gothic'" fo:font-size="11pt" fo:letter-spacing="normal" fo:language="en" fo:country="US" fo:font-style="normal" style:text-underline-style="none" fo:font-weight="normal" fo:background-color="transparent" style:font-family-asian="'Century Gothic'" style:font-size-asian="11pt" style:font-style-asian="normal" style:font-weight-asian="normal" style:font-family-complex="'Century Gothic'" style:font-size-complex="11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Century Gothic'" fo:font-size="10pt" fo:letter-spacing="normal" fo:language="en" fo:country="US" fo:font-style="normal" style:text-underline-style="none" fo:font-weight="normal" fo:background-color="transparent" style:font-family-asian="'Century Gothic'" style:font-size-asian="10pt" style:font-style-asian="normal" style:font-weight-asian="normal" style:font-family-complex="'Century Gothic'" style:font-size-complex="10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Century Gothic'" fo:font-size="9pt" fo:letter-spacing="normal" fo:language="en" fo:country="US" fo:font-style="normal" style:text-underline-style="none" fo:font-weight="normal" fo:background-color="transparent" style:font-family-asian="'Century Gothic'" style:font-size-asian="9pt" style:font-style-asian="normal" style:font-weight-asian="normal" style:font-family-complex="'Century Gothic'" style:font-size-complex="9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Century Gothic'" fo:font-size="7pt" fo:letter-spacing="normal" fo:language="en" fo:country="US" fo:font-style="normal" style:text-underline-style="none" fo:font-weight="normal" fo:background-color="transparent" style:font-family-asian="'Century Gothic'" style:font-size-asian="7pt" style:font-style-asian="normal" style:font-weight-asian="normal" style:font-family-complex="'Century Gothic'" style:font-size-complex="7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WBS Tree Diagram_2" table:style-name="ta1" table:print-ranges="'WBS Tree Diagram_2'.B1:'WBS Tree Diagram_2'.H70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1" table:default-cell-style-name="ce1"/>
        <table:table-column table:style-name="co4" table:number-columns-repeated="16375" table:default-cell-style-name="ce1"/>
        <table:table-row table:style-name="ro1">
          <table:table-cell>
            <draw:connector table:end-cell-address="'WBS Tree Diagram_2'.A1" table:end-x="0.13cm" table:end-y="0.408cm" draw:z-index="1" draw:name="Straight Connector 41" draw:style-name="gr1" draw:text-style-name="P1" draw:type="line" svg:x1="20.985cm" svg:y1="5.06cm" svg:x2="20.985cm" svg:y2="6.118cm" svg:d="M20985 5060v1058" svg:viewBox="0 0 1 1059">
              <text:p/>
            </draw:connector>
          </table:table-cell>
          <table:table-cell table:style-name="ce3" office:value-type="string" calcext:value-type="string">
            <text:p>WORK BREAKDOWN STRUCTURE TREE DIAGRAM</text:p>
            <draw:connector table:end-cell-address="'WBS Tree Diagram_2'.B1" table:end-x="3.86cm" table:end-y="0.501cm" draw:z-index="2" draw:name="Straight Connector 55" draw:style-name="gr1" draw:text-style-name="P1" draw:type="line" svg:x1="9.45cm" svg:y1="6.202cm" svg:x2="31.188cm" svg:y2="6.167cm" svg:d="M10154 6202l21738-35" svg:viewBox="0 0 21739 36">
              <text:p/>
            </draw:connector>
            <draw:connector table:end-cell-address="'WBS Tree Diagram_2'.B1" table:end-x="3.858cm" table:end-y="0.499cm" draw:z-index="3" draw:name="Straight Connector 42" draw:style-name="gr1" draw:text-style-name="P1" draw:type="line" svg:x1="9.48cm" svg:y1="6.167cm" svg:x2="9.48cm" svg:y2="7.225cm" svg:d="M10184 6167v1058" svg:viewBox="0 0 1 1059">
              <text:p/>
            </draw:connector>
            <draw:connector table:end-cell-address="'WBS Tree Diagram_2'.B1" table:end-x="3.858cm" table:end-y="0.499cm" draw:z-index="4" draw:name="Straight Connector 43" draw:style-name="gr1" draw:text-style-name="P1" draw:type="line" svg:x1="6.437cm" svg:y1="8.369cm" svg:x2="6.437cm" svg:y2="9.433cm" svg:d="M7141 8369v1064" svg:viewBox="0 0 1 1065">
              <text:p/>
            </draw:connector>
            <draw:connector table:end-cell-address="'WBS Tree Diagram_2'.B1" table:end-x="3.858cm" table:end-y="0.499cm" draw:z-index="5" draw:name="Straight Connector 44" draw:style-name="gr1" draw:text-style-name="P1" draw:type="line" svg:x1="9.48cm" svg:y1="8.369cm" svg:x2="9.48cm" svg:y2="9.433cm" svg:d="M10184 8369v1064" svg:viewBox="0 0 1 1065">
              <text:p/>
            </draw:connector>
            <draw:connector table:end-cell-address="'WBS Tree Diagram_2'.B1" table:end-x="3.856cm" table:end-y="0.499cm" draw:z-index="6" draw:name="Straight Connector 45" draw:style-name="gr1" draw:text-style-name="P1" draw:type="line" svg:x1="12.515cm" svg:y1="8.369cm" svg:x2="12.515cm" svg:y2="9.433cm" svg:d="M13219 8369v1064" svg:viewBox="0 0 1 1065">
              <text:p/>
            </draw:connector>
            <draw:connector table:end-cell-address="'WBS Tree Diagram_2'.B1" table:end-x="3.858cm" table:end-y="0.499cm" draw:z-index="7" draw:name="Straight Connector 46" draw:style-name="gr1" draw:text-style-name="P1" draw:type="line" svg:x1="9.48cm" svg:y1="7.366cm" svg:x2="9.48cm" svg:y2="8.424cm" svg:d="M10184 7366v1058" svg:viewBox="0 0 1 1059">
              <text:p/>
            </draw:connector>
            <draw:connector table:end-cell-address="'WBS Tree Diagram_2'.B1" table:end-x="3.858cm" table:end-y="0.499cm" draw:z-index="8" draw:name="Straight Connector 47" draw:style-name="gr1" draw:text-style-name="P1" draw:type="line" svg:x1="9.48cm" svg:y1="9.941cm" svg:x2="9.48cm" svg:y2="11.846cm" svg:d="M10184 9941v1905" svg:viewBox="0 0 1 1906">
              <text:p/>
            </draw:connector>
            <draw:connector table:end-cell-address="'WBS Tree Diagram_2'.B1" table:end-x="3.856cm" table:end-y="0.499cm" draw:z-index="9" draw:name="Straight Connector 48" draw:style-name="gr1" draw:text-style-name="P1" draw:type="line" svg:x1="12.523cm" svg:y1="9.941cm" svg:x2="12.523cm" svg:y2="11.846cm" svg:d="M13227 9941v1905" svg:viewBox="0 0 1 1906">
              <text:p/>
            </draw:connector>
            <draw:connector table:end-cell-address="'WBS Tree Diagram_2'.B1" table:end-x="3.858cm" table:end-y="0.499cm" draw:z-index="10" draw:name="Straight Connector 49" draw:style-name="gr1" draw:text-style-name="P1" draw:type="line" svg:x1="6.446cm" svg:y1="9.941cm" svg:x2="6.446cm" svg:y2="11.846cm" svg:d="M7150 9941v1905" svg:viewBox="0 0 1 1906">
              <text:p/>
            </draw:connector>
            <draw:connector table:end-cell-address="'WBS Tree Diagram_2'.B1" table:end-x="3.859cm" table:end-y="0.502cm" draw:z-index="11" draw:name="Straight Connector 54" draw:style-name="gr1" draw:text-style-name="P1" draw:type="line" svg:x1="6.416cm" svg:y1="8.354cm" svg:x2="12.529cm" svg:y2="8.354cm" svg:d="M7120 8354h6113" svg:viewBox="0 0 6114 1">
              <text:p/>
            </draw:connector>
            <draw:connector table:end-cell-address="'WBS Tree Diagram_2'.B1" table:end-x="3.854cm" table:end-y="0.499cm" draw:z-index="12" draw:name="Straight Connector 59" draw:style-name="gr1" draw:text-style-name="P1" draw:type="line" svg:x1="19.59cm" svg:y1="6.167cm" svg:x2="19.59cm" svg:y2="7.225cm" svg:d="M20294 6167v1058" svg:viewBox="0 0 1 1059">
              <text:p/>
            </draw:connector>
            <draw:connector table:end-cell-address="'WBS Tree Diagram_2'.B1" table:end-x="3.856cm" table:end-y="0.499cm" draw:z-index="13" draw:name="Straight Connector 60" draw:style-name="gr1" draw:text-style-name="P1" draw:type="line" svg:x1="16.549cm" svg:y1="8.369cm" svg:x2="16.549cm" svg:y2="9.433cm" svg:d="M17253 8369v1064" svg:viewBox="0 0 1 1065">
              <text:p/>
            </draw:connector>
            <draw:connector table:end-cell-address="'WBS Tree Diagram_2'.B1" table:end-x="3.854cm" table:end-y="0.499cm" draw:z-index="14" draw:name="Straight Connector 61" draw:style-name="gr1" draw:text-style-name="P1" draw:type="line" svg:x1="19.59cm" svg:y1="8.369cm" svg:x2="19.59cm" svg:y2="9.433cm" svg:d="M20294 8369v1064" svg:viewBox="0 0 1 1065">
              <text:p/>
            </draw:connector>
            <draw:connector table:end-cell-address="'WBS Tree Diagram_2'.B1" table:end-x="3.854cm" table:end-y="0.499cm" draw:z-index="15" draw:name="Straight Connector 62" draw:style-name="gr1" draw:text-style-name="P1" draw:type="line" svg:x1="22.627cm" svg:y1="8.369cm" svg:x2="22.627cm" svg:y2="9.433cm" svg:d="M23331 8369v1064" svg:viewBox="0 0 1 1065">
              <text:p/>
            </draw:connector>
            <draw:connector table:end-cell-address="'WBS Tree Diagram_2'.B1" table:end-x="3.854cm" table:end-y="0.499cm" draw:z-index="16" draw:name="Straight Connector 63" draw:style-name="gr1" draw:text-style-name="P1" draw:type="line" svg:x1="19.59cm" svg:y1="7.366cm" svg:x2="19.59cm" svg:y2="8.424cm" svg:d="M20294 7366v1058" svg:viewBox="0 0 1 1059">
              <text:p/>
            </draw:connector>
            <draw:connector table:end-cell-address="'WBS Tree Diagram_2'.B1" table:end-x="3.854cm" table:end-y="0.499cm" draw:z-index="17" draw:name="Straight Connector 64" draw:style-name="gr1" draw:text-style-name="P1" draw:type="line" svg:x1="19.59cm" svg:y1="9.941cm" svg:x2="19.59cm" svg:y2="11.846cm" svg:d="M20294 9941v1905" svg:viewBox="0 0 1 1906">
              <text:p/>
            </draw:connector>
            <draw:connector table:end-cell-address="'WBS Tree Diagram_2'.B1" table:end-x="3.854cm" table:end-y="0.499cm" draw:z-index="18" draw:name="Straight Connector 65" draw:style-name="gr1" draw:text-style-name="P1" draw:type="line" svg:x1="22.636cm" svg:y1="9.941cm" svg:x2="22.636cm" svg:y2="11.846cm" svg:d="M23340 9941v1905" svg:viewBox="0 0 1 1906">
              <text:p/>
            </draw:connector>
            <draw:connector table:end-cell-address="'WBS Tree Diagram_2'.B1" table:end-x="3.856cm" table:end-y="0.499cm" draw:z-index="19" draw:name="Straight Connector 66" draw:style-name="gr1" draw:text-style-name="P1" draw:type="line" svg:x1="16.558cm" svg:y1="9.941cm" svg:x2="16.558cm" svg:y2="11.846cm" svg:d="M17262 9941v1905" svg:viewBox="0 0 1 1906">
              <text:p/>
            </draw:connector>
            <draw:connector table:end-cell-address="'WBS Tree Diagram_2'.B1" table:end-x="3.86cm" table:end-y="0.502cm" draw:z-index="20" draw:name="Straight Connector 67" draw:style-name="gr1" draw:text-style-name="P1" draw:type="line" svg:x1="16.514cm" svg:y1="8.354cm" svg:x2="22.628cm" svg:y2="8.354cm" svg:d="M17218 8354h6114" svg:viewBox="0 0 6115 1">
              <text:p/>
            </draw:connector>
            <draw:connector table:end-cell-address="'WBS Tree Diagram_2'.B1" table:end-x="5.338cm" table:end-y="0.499cm" draw:z-index="21" draw:name="Straight Connector 69" draw:style-name="gr1" draw:text-style-name="P1" draw:type="line" svg:x1="31.188cm" svg:y1="6.167cm" svg:x2="31.188cm" svg:y2="7.225cm" svg:d="M31892 6167v1058" svg:viewBox="0 0 1 1059">
              <text:p/>
            </draw:connector>
            <draw:connector table:end-cell-address="'WBS Tree Diagram_2'.B1" table:end-x="3.853cm" table:end-y="0.499cm" draw:z-index="22" draw:name="Straight Connector 70" draw:style-name="gr1" draw:text-style-name="P1" draw:type="line" svg:x1="26.613cm" svg:y1="8.369cm" svg:x2="26.613cm" svg:y2="9.433cm" svg:d="M27317 8369v1064" svg:viewBox="0 0 1 1065">
              <text:p/>
            </draw:connector>
            <draw:connector table:end-cell-address="'WBS Tree Diagram_2'.B1" table:end-x="3.851cm" table:end-y="0.499cm" draw:z-index="23" draw:name="Straight Connector 71" draw:style-name="gr1" draw:text-style-name="P1" draw:type="line" svg:x1="29.701cm" svg:y1="8.369cm" svg:x2="29.701cm" svg:y2="9.433cm" svg:d="M30405 8369v1064" svg:viewBox="0 0 1 1065">
              <text:p/>
            </draw:connector>
            <draw:connector table:end-cell-address="'WBS Tree Diagram_2'.B1" table:end-x="3.851cm" table:end-y="0.499cm" draw:z-index="24" draw:name="Straight Connector 72" draw:style-name="gr1" draw:text-style-name="P1" draw:type="line" svg:x1="32.69cm" svg:y1="8.369cm" svg:x2="32.69cm" svg:y2="9.433cm" svg:d="M33394 8369v1064" svg:viewBox="0 0 1 1065">
              <text:p/>
            </draw:connector>
            <draw:connector table:end-cell-address="'WBS Tree Diagram_2'.B1" table:end-x="5.338cm" table:end-y="0.409cm" draw:z-index="25" draw:name="Straight Connector 73" draw:style-name="gr1" draw:text-style-name="P1" draw:type="line" svg:x1="31.188cm" svg:y1="7.276cm" svg:x2="31.188cm" svg:y2="8.334cm" svg:d="M31892 7276v1058" svg:viewBox="0 0 1 1059">
              <text:p/>
            </draw:connector>
            <draw:connector table:end-cell-address="'WBS Tree Diagram_2'.B1" table:end-x="3.851cm" table:end-y="0.499cm" draw:z-index="26" draw:name="Straight Connector 74" draw:style-name="gr1" draw:text-style-name="P1" draw:type="line" svg:x1="29.701cm" svg:y1="9.941cm" svg:x2="29.701cm" svg:y2="11.846cm" svg:d="M30405 9941v1905" svg:viewBox="0 0 1 1906">
              <text:p/>
            </draw:connector>
            <draw:connector table:end-cell-address="'WBS Tree Diagram_2'.B1" table:end-x="3.851cm" table:end-y="0.499cm" draw:z-index="27" draw:name="Straight Connector 75" draw:style-name="gr1" draw:text-style-name="P1" draw:type="line" svg:x1="32.699cm" svg:y1="9.941cm" svg:x2="32.699cm" svg:y2="11.846cm" svg:d="M33403 9941v1905" svg:viewBox="0 0 1 1906">
              <text:p/>
            </draw:connector>
            <draw:connector table:end-cell-address="'WBS Tree Diagram_2'.B1" table:end-x="3.853cm" table:end-y="0.499cm" draw:z-index="28" draw:name="Straight Connector 76" draw:style-name="gr1" draw:text-style-name="P1" draw:type="line" svg:x1="26.622cm" svg:y1="9.941cm" svg:x2="26.622cm" svg:y2="11.846cm" svg:d="M27326 9941v1905" svg:viewBox="0 0 1 1906">
              <text:p/>
            </draw:connector>
            <draw:connector table:end-cell-address="'WBS Tree Diagram_2'.B1" table:end-x="3.863cm" table:end-y="0.502cm" draw:z-index="29" draw:name="Straight Connector 77" draw:style-name="gr1" draw:text-style-name="P1" draw:type="line" svg:x1="26.578cm" svg:y1="8.354cm" svg:x2="35.65cm" svg:y2="8.334cm" svg:d="M27282 8354l9072-20" svg:viewBox="0 0 9073 21">
              <text:p/>
            </draw:connector>
          </table:table-cell>
          <table:table-cell table:style-name="ce6">
            <draw:connector draw:z-index="62" draw:name="Straight Connector 40" draw:style-name="gr1" draw:text-style-name="P1" draw:type="line" svg:x1="29.925cm" svg:y1="10.521cm" svg:x2="29.925cm" svg:y2="12.426cm" svg:d="M36391 10521v1905" svg:viewBox="0 0 1 1906">
              <text:p/>
            </draw:connector>
          </table:table-cell>
          <table:table-cell table:style-name="ce6">
            <draw:connector draw:z-index="0" draw:name="Straight Connector 39" draw:style-name="gr1" draw:text-style-name="P1" draw:type="line" svg:x1="24.127cm" svg:y1="8.334cm" svg:x2="24.127cm" svg:y2="9.398cm" svg:d="M36354 8334v1064" svg:viewBox="0 0 1 1065">
              <text:p/>
            </draw:connector>
          </table:table-cell>
          <table:table-cell table:style-name="ce6"/>
          <table:table-cell table:style-name="ce10"/>
          <table:table-cell table:number-columns-repeated="16378"/>
        </table:table-row>
        <table:table-row table:style-name="ro2">
          <table:table-cell/>
          <table:table-cell table:style-name="ce4" office:value-type="string" calcext:value-type="string">
            <text:p>PROJECT TITLE</text:p>
          </table:table-cell>
          <table:table-cell table:style-name="ce7" office:value-type="string" calcext:value-type="string" table:number-columns-spanned="2" table:number-rows-spanned="1">
            <text:p>SchémaDirecteur Collectivité de Montauban</text:p>
          </table:table-cell>
          <table:covered-table-cell table:style-name="ce22"/>
          <table:table-cell table:style-name="ce22"/>
          <table:table-cell table:style-name="ce4" office:value-type="string" calcext:value-type="string">
            <text:p>COMPANY NAME</text:p>
          </table:table-cell>
          <table:table-cell table:style-name="ce7" office:value-type="string" calcext:value-type="string" table:number-columns-spanned="2" table:number-rows-spanned="1">
            <text:p>Collectivité de Communes de Montauban</text:p>
          </table:table-cell>
          <table:covered-table-cell table:style-name="ce22"/>
          <table:table-cell table:number-columns-repeated="16376"/>
        </table:table-row>
        <table:table-row table:style-name="ro2">
          <table:table-cell/>
          <table:table-cell table:style-name="ce4" office:value-type="string" calcext:value-type="string">
            <text:p>PROJECT MANAGER</text:p>
          </table:table-cell>
          <table:table-cell table:style-name="ce7" office:value-type="string" calcext:value-type="string" table:number-columns-spanned="2" table:number-rows-spanned="1">
            <text:p>Aristide et Dylan</text:p>
          </table:table-cell>
          <table:covered-table-cell table:style-name="ce22"/>
          <table:table-cell table:style-name="ce22"/>
          <table:table-cell table:style-name="ce4" office:value-type="string" calcext:value-type="string">
            <text:p>DATE</text:p>
          </table:table-cell>
          <table:table-cell table:style-name="ce11" office:value-type="string" calcext:value-type="string" table:number-columns-spanned="2" table:number-rows-spanned="1">
            <text:p>17 / 12 / 2024</text:p>
          </table:table-cell>
          <table:covered-table-cell table:style-name="ce14"/>
          <table:table-cell table:number-columns-repeated="16376"/>
        </table:table-row>
        <table:table-row table:style-name="ro3">
          <table:table-cell table:number-columns-repeated="3"/>
          <table:table-cell>
            <draw:custom-shape table:end-cell-address="'WBS Tree Diagram_2'.F6" table:end-x="2.972cm" table:end-y="0.573cm" draw:z-index="30" draw:name="TextBox 3" draw:style-name="gr2" draw:text-style-name="P3" svg:width="11.521cm" svg:height="1.269cm" svg:x="2.973cm" svg:y="0.627cm">
              <text:p text:style-name="P2"><text:span text:style-name="T1">SCHEMA DIRECTEU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80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 table:number-columns-repeated="2"/>
          <table:table-cell>
            <draw:custom-shape table:end-cell-address="'WBS Tree Diagram_2'.D11" table:end-x="2.462cm" table:end-y="0.174cm" draw:z-index="31" draw:name="TextBox 4" draw:style-name="gr3" draw:text-style-name="P5" svg:width="7.664cm" svg:height="1.557cm" svg:x="0.559cm" svg:y="0.522cm">
              <text:p text:style-name="P4"><text:span text:style-name="T2">Phase 1</text:span></text:p>
              <text:p text:style-name="P4"><text:span text:style-name="T2">Audit de l’existant et recensement des besoin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WBS Tree Diagram_2'.F11" table:end-x="0.357cm" table:end-y="0.28cm" draw:z-index="41" draw:name="TextBox 17" draw:style-name="gr4" draw:text-style-name="P5" svg:width="7.712cm" svg:height="1.585cm" svg:x="4.167cm" svg:y="0.6cm">
              <text:p text:style-name="P4"><text:span text:style-name="T2">Phase 2</text:span></text:p>
              <text:p text:style-name="P4"><text:span text:style-name="T2">Diagnostic et proposition de scénario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>
            <draw:custom-shape table:end-cell-address="'WBS Tree Diagram_2'.H11" table:end-x="0.375cm" table:end-y="0.216cm" draw:z-index="51" draw:name="TextBox 25" draw:style-name="gr5" draw:text-style-name="P5" svg:width="7.71cm" svg:height="1.643cm" svg:x="4.187cm" svg:y="0.478cm">
              <text:p text:style-name="P4"><text:span text:style-name="T2">Phase 3</text:span></text:p>
              <text:p text:style-name="P4"><text:span text:style-name="T2">Élaboration du schéma directeur du SIG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8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/>
          <table:table-cell>
            <draw:custom-shape table:end-cell-address="'WBS Tree Diagram_2'.C14" table:end-x="1.851cm" table:end-y="0.63cm" draw:z-index="32" draw:name="TextBox 8" draw:style-name="gr6" draw:text-style-name="P3" svg:width="2.539cm" svg:height="1.516cm" svg:x="5.074cm" svg:y="0.384cm">
              <text:p text:style-name="P2"><text:span text:style-name="T3">1.1</text:span></text:p>
              <text:p text:style-name="P2"><text:span text:style-name="T3">Planification audi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WBS Tree Diagram_2'.C15" table:end-x="4.973cm" table:end-y="0.081cm" draw:z-index="33" draw:name="TextBox 9" draw:style-name="gr7" draw:text-style-name="P3" svg:width="2.586cm" svg:height="1.516cm" svg:x="2.387cm" svg:y="0.47cm">
              <text:p text:style-name="P2"><text:span text:style-name="T3">1.2</text:span></text:p>
              <text:p text:style-name="P2"><text:span text:style-name="T3">Collecte des donné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WBS Tree Diagram_2'.D15" table:end-x="2.226cm" table:end-y="0.081cm" draw:z-index="34" draw:name="TextBox 10" draw:style-name="gr8" draw:text-style-name="P3" svg:width="2.537cm" svg:height="1.516cm" svg:x="5.45cm" svg:y="0.47cm">
              <text:p text:style-name="P2"><text:span text:style-name="T3">1.3</text:span></text:p>
              <text:p text:style-name="P2"><text:span text:style-name="T3">Analyse des besoin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WBS Tree Diagram_2'.E15" table:end-x="0.532cm" table:end-y="0.542cm" draw:z-index="42" draw:name="TextBox 18" draw:style-name="gr9" draw:text-style-name="P3" svg:width="2.585cm" svg:height="2.196cm" svg:x="3.708cm" svg:y="0.251cm">
              <text:p text:style-name="P2"><text:span text:style-name="T3">2.1</text:span></text:p>
              <text:p text:style-name="P2"><text:span text:style-name="T3">Analyse des données collectée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WBS Tree Diagram_2'.E15" table:end-x="3.549cm" table:end-y="0.571cm" draw:z-index="43" draw:name="TextBox 19" draw:style-name="gr10" draw:text-style-name="P3" svg:width="2.539cm" svg:height="2.197cm" svg:x="1.01cm" svg:y="0.279cm">
              <text:p text:style-name="P2"><text:span text:style-name="T3">2.2</text:span></text:p>
              <text:p text:style-name="P2"><text:span text:style-name="T3">Proposition de scénario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WBS Tree Diagram_2'.F15" table:end-x="0.851cm" table:end-y="0.542cm" draw:z-index="44" draw:name="TextBox 20" draw:style-name="gr11" draw:text-style-name="P7" svg:width="2.586cm" svg:height="2.225cm" svg:x="4.026cm" svg:y="0.222cm">
              <text:p text:style-name="P6"><text:span text:style-name="T3">2.3</text:span></text:p>
              <text:p text:style-name="P6"><text:span text:style-name="T3">Validation des scénario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WBS Tree Diagram_2'.F15" table:end-x="4.92cm" table:end-y="0.513cm" draw:z-index="52" draw:name="TextBox 26" draw:style-name="gr12" draw:text-style-name="P3" svg:width="2.586cm" svg:height="2.167cm" svg:x="2.334cm" svg:y="0.251cm">
              <text:p text:style-name="P2"><text:span text:style-name="T3">3.1</text:span></text:p>
              <text:p text:style-name="P2"><text:span text:style-name="T3">Définition de la vision stratégique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'WBS Tree Diagram_2'.G15" table:end-x="2.173cm" table:end-y="0.485cm" draw:z-index="53" draw:name="TextBox 27" draw:style-name="gr13" draw:text-style-name="P3" svg:width="2.537cm" svg:height="2.168cm" svg:x="5.397cm" svg:y="0.222cm">
              <text:p text:style-name="P2"><text:span text:style-name="T3">3.2</text:span></text:p>
              <text:p text:style-name="P2"><text:span text:style-name="T3">Élaboration du plan d’action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table:end-cell-address="'WBS Tree Diagram_2'.G15" table:end-x="5.237cm" table:end-y="0.513cm" draw:z-index="54" draw:name="TextBox 28" draw:style-name="gr14" draw:text-style-name="P7" svg:width="2.587cm" svg:height="2.139cm" svg:x="2.65cm" svg:y="0.279cm">
              <text:p text:style-name="P6"><text:span text:style-name="T3">3.3</text:span></text:p>
              <text:p text:style-name="P6"><text:span text:style-name="T3">Production des livrable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1" draw:name="TextBox 1" draw:style-name="gr14" draw:text-style-name="P7" svg:width="2.587cm" svg:height="2.139cm" svg:x="5.606cm" svg:y="0.278cm">
              <text:p text:style-name="P6"><text:span text:style-name="T3">3.4</text:span></text:p>
              <text:p text:style-name="P6"><text:span text:style-name="T3">Préparation à la mise en œuvre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7"/>
        </table:table-row>
        <table:table-row table:style-name="ro4" table:number-rows-repeated="3">
          <table:table-cell table:number-columns-repeated="16384"/>
        </table:table-row>
        <table:table-row table:style-name="ro4">
          <table:table-cell/>
          <table:table-cell>
            <draw:connector draw:z-index="35" draw:name="Straight Connector 1" draw:style-name="gr1" draw:text-style-name="P1" draw:type="line" svg:x1="6.373cm" svg:y1="9.61cm" svg:x2="6.373cm" svg:y2="11.515cm" svg:d="M7077 20564v1905" svg:viewBox="0 0 1 1906">
              <text:p/>
            </draw:connector>
            <draw:custom-shape table:end-cell-address="'WBS Tree Diagram_2'.C30" table:end-x="1.909cm" table:end-y="0.336cm" draw:z-index="36" draw:name="TextBox 12" draw:style-name="gr15" draw:text-style-name="P7" svg:width="2.539cm" svg:height="10.026cm" svg:x="5.132cm" svg:y="0.364cm">
              <text:p text:style-name="P6"><text:span text:style-name="T3">1.1.1</text:span></text:p>
              <text:p text:style-name="P6"><text:span text:style-name="T3">Identification des parties prenantes</text:span></text:p>
              <text:p text:style-name="P6"><text:span text:style-name="T3"/></text:p>
              <text:p text:style-name="P6"><text:span text:style-name="T3">1.1.2 Définition des objectifs de l’audit</text:span></text:p>
              <text:p text:style-name="P6"><text:span text:style-name="T3"/></text:p>
              <text:p text:style-name="P6"><text:span text:style-name="T3">1.1.3 Élaboration du plan de collecte des données </text:span></text:p>
              <text:p text:style-name="P6"><text:span text:style-name="T3"/></text:p>
              <text:p text:style-name="P6"><text:span text:style-name="T3">1.1.4 Planification de l’audit</text:span></text:p>
              <text:p text:style-name="P6"><text:span text:style-name="T3"/></text:p>
              <text:p text:style-name="P6"><text:span text:style-name="T3">1.1.5</text:span></text:p>
              <text:p text:style-name="P6"><text:span text:style-name="T3">Définition des trames</text:span></text:p>
              <text:p text:style-name="P6"><text:span text:style-name="T3"/></text:p>
              <text:p text:style-name="P6"><text:span text:style-name="T3">1.1.6</text:span></text:p>
              <text:p text:style-name="P6"><text:span text:style-name="T3">Prise de rendez-vou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onnector draw:z-index="37" draw:name="Straight Connector 2" draw:style-name="gr1" draw:text-style-name="P1" draw:type="line" svg:x1="3.604cm" svg:y1="9.58cm" svg:x2="3.604cm" svg:y2="11.485cm" svg:d="M10070 20534v1905" svg:viewBox="0 0 1 1906">
              <text:p/>
            </draw:connector>
            <draw:custom-shape table:end-cell-address="'WBS Tree Diagram_2'.C30" table:end-x="4.973cm" table:end-y="0.367cm" draw:z-index="38" draw:name="TextBox 13" draw:style-name="gr16" draw:text-style-name="P7" svg:width="2.586cm" svg:height="10.057cm" svg:x="2.387cm" svg:y="0.364cm">
              <text:p text:style-name="P6"><text:span text:style-name="T3">1.2.1</text:span></text:p>
              <text:p text:style-name="P6"><text:span text:style-name="T3">Analyse des systèmes</text:span><text:span text:style-name="T4"> </text:span><text:span text:style-name="T3">existants</text:span><text:span text:style-name="T4"> (techniques et organisationnels)</text:span></text:p>
              <text:p text:style-name="P6"><text:span text:style-name="T4"><text:s/></text:span></text:p>
              <text:p text:style-name="P6"><text:span text:style-name="T3">1.2.2</text:span></text:p>
              <text:p text:style-name="P6"><text:span text:style-name="T3">Inventaire des données disponibles</text:span></text:p>
              <text:p text:style-name="P6"><text:span text:style-name="T3"/></text:p>
              <text:p text:style-name="P6"><text:span text:style-name="T3">1.2.3</text:span></text:p>
              <text:p text:style-name="P6"><text:span text:style-name="T3">Identification des processus métiers liés au SIG</text:span></text:p>
              <text:p text:style-name="P6"><text:span text:style-name="T3"/></text:p>
              <text:p text:style-name="P6"><text:span text:style-name="T3">1.2.4</text:span></text:p>
              <text:p text:style-name="P6"><text:span text:style-name="T3">Réalisation des audit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z-index="39" draw:name="Straight Connector 3" draw:style-name="gr1" draw:text-style-name="P1" draw:type="line" svg:x1="6.664cm" svg:y1="9.58cm" svg:x2="6.664cm" svg:y2="11.485cm" svg:d="M13130 20534v1905" svg:viewBox="0 0 1 1906">
              <text:p/>
            </draw:connector>
            <draw:custom-shape table:end-cell-address="'WBS Tree Diagram_2'.D30" table:end-x="2.226cm" table:end-y="0.399cm" draw:z-index="40" draw:name="TextBox 14" draw:style-name="gr17" draw:text-style-name="P7" svg:width="2.537cm" svg:height="10.089cm" svg:x="5.45cm" svg:y="0.364cm">
              <text:p text:style-name="P6"><text:span text:style-name="T3">1.3.1</text:span></text:p>
              <text:p text:style-name="P6"><text:span text:style-name="T3">Organisation d'ateliers avec les parties prenantes</text:span></text:p>
              <text:p text:style-name="P6"><text:span text:style-name="T3"/></text:p>
              <text:p text:style-name="P6"><text:span text:style-name="T3">1.3.2</text:span></text:p>
              <text:p text:style-name="P6"><text:span text:style-name="T3">Identification des besoins fonctionnels et non fonctionnels</text:span></text:p>
              <text:p text:style-name="P6"><text:span text:style-name="T3"/></text:p>
              <text:p text:style-name="P6"><text:span text:style-name="T3"><text:s/></text:span><text:span text:style-name="T3">1.3.3</text:span></text:p>
              <text:p text:style-name="P6"><text:span text:style-name="T3">Synthèse des besoin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onnector draw:z-index="45" draw:name="Straight Connector 4" draw:style-name="gr1" draw:text-style-name="P1" draw:type="line" svg:x1="4.993cm" svg:y1="9.648cm" svg:x2="4.993cm" svg:y2="11.553cm" svg:d="M17220 20602v1905" svg:viewBox="0 0 1 1906">
              <text:p/>
            </draw:connector>
            <draw:custom-shape table:end-cell-address="'WBS Tree Diagram_2'.E30" table:end-x="0.532cm" table:end-y="0.336cm" draw:z-index="46" draw:name="TextBox 21" draw:style-name="gr18" draw:text-style-name="P7" svg:width="2.585cm" svg:height="10.026cm" svg:x="3.708cm" svg:y="0.364cm">
              <text:p text:style-name="P6"><text:span text:style-name="T3">2.1.1</text:span></text:p>
              <text:p text:style-name="P6"><text:span text:style-name="T3">Évaluation des forces et faiblesses de l’existant</text:span></text:p>
              <text:p text:style-name="P6"><text:span text:style-name="T3"/></text:p>
              <text:p text:style-name="P6"><text:span text:style-name="T3">2.1.2</text:span></text:p>
              <text:p text:style-name="P6"><text:span text:style-name="T3">Analyse des écarts entre l’existant et les besoin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z-index="47" draw:name="Straight Connector 5" draw:style-name="gr1" draw:text-style-name="P1" draw:type="line" svg:x1="8.015cm" svg:y1="9.613cm" svg:x2="8.015cm" svg:y2="11.518cm" svg:d="M20242 20567v1905" svg:viewBox="0 0 1 1906">
              <text:p/>
            </draw:connector>
          </table:table-cell>
          <table:table-cell>
            <draw:custom-shape table:end-cell-address="'WBS Tree Diagram_2'.E30" table:end-x="3.549cm" table:end-y="0.366cm" draw:z-index="48" draw:name="TextBox 22" draw:style-name="gr19" draw:text-style-name="P7" svg:width="2.539cm" svg:height="10.056cm" svg:x="1.01cm" svg:y="0.364cm">
              <text:p text:style-name="P6"><text:span text:style-name="T3">2.2.1</text:span></text:p>
              <text:p text:style-name="P6"><text:span text:style-name="T3">Définition des scénarios possibles</text:span></text:p>
              <text:p text:style-name="P6"><text:span text:style-name="T3"/></text:p>
              <text:p text:style-name="P6"><text:span text:style-name="T3">2.2.2</text:span></text:p>
              <text:p text:style-name="P6"><text:span text:style-name="T3">Analyse des avantages et inconvénients de chaque scénario</text:span></text:p>
              <text:p text:style-name="P6"><text:span text:style-name="T3"/></text:p>
              <text:p text:style-name="P6"><text:span text:style-name="T3">2.2.3</text:span></text:p>
              <text:p text:style-name="P6"><text:span text:style-name="T3">Estimation des coûts et des impacts associés à chaque scénario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z-index="49" draw:name="Straight Connector 6" draw:style-name="gr1" draw:text-style-name="P1" draw:type="line" svg:x1="5.394cm" svg:y1="9.684cm" svg:x2="5.394cm" svg:y2="11.589cm" svg:d="M23382 20638v1905" svg:viewBox="0 0 1 1906">
              <text:p/>
            </draw:connector>
            <draw:custom-shape table:end-cell-address="'WBS Tree Diagram_2'.F30" table:end-x="0.851cm" table:end-y="0.276cm" draw:z-index="50" draw:name="TextBox 23" draw:style-name="gr20" draw:text-style-name="P7" svg:width="2.586cm" svg:height="9.966cm" svg:x="4.026cm" svg:y="0.364cm">
              <text:p text:style-name="P6"><text:span text:style-name="T3">2.3.1</text:span></text:p>
              <text:p text:style-name="P6"><text:span text:style-name="T3">Organisation d’un comité de validation avec les parties prenantes</text:span></text:p>
              <text:p text:style-name="P6"><text:span text:style-name="T3"/></text:p>
              <text:p text:style-name="P6"><text:span text:style-name="T3"><text:s/></text:span><text:span text:style-name="T3">2.3.2</text:span></text:p>
              <text:p text:style-name="P6"><text:span text:style-name="T3">Recueil des retours et ajustements nécessaire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onnector draw:z-index="55" draw:name="Straight Connector 7" draw:style-name="gr1" draw:text-style-name="P1" draw:type="line" svg:x1="3.629cm" svg:y1="9.663cm" svg:x2="3.629cm" svg:y2="11.568cm" svg:d="M27378 20617v1905" svg:viewBox="0 0 1 1906">
              <text:p/>
            </draw:connector>
            <draw:custom-shape table:end-cell-address="'WBS Tree Diagram_2'.F30" table:end-x="4.92cm" table:end-y="0.306cm" draw:z-index="56" draw:name="TextBox 29" draw:style-name="gr21" draw:text-style-name="P7" svg:width="2.586cm" svg:height="9.996cm" svg:x="2.334cm" svg:y="0.364cm">
              <text:p text:style-name="P6"><text:span text:style-name="T3">3.1.1</text:span></text:p>
              <text:p text:style-name="P6"><text:span text:style-name="T3">Identification des priorités et objectifs stratégiques</text:span></text:p>
              <text:p text:style-name="P6"><text:span text:style-name="T3"/></text:p>
              <text:p text:style-name="P6"><text:span text:style-name="T3">3.1.2</text:span></text:p>
              <text:p text:style-name="P6"><text:span text:style-name="T3">Alignement avec les orientations organisationnelle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z-index="57" draw:name="Straight Connector 8" draw:style-name="gr1" draw:text-style-name="P1" draw:type="line" svg:x1="6.651cm" svg:y1="9.628cm" svg:x2="6.651cm" svg:y2="11.533cm" svg:d="M30400 20582v1905" svg:viewBox="0 0 1 1906">
              <text:p/>
            </draw:connector>
            <draw:custom-shape table:end-cell-address="'WBS Tree Diagram_2'.G30" table:end-x="2.173cm" table:end-y="0.306cm" draw:z-index="58" draw:name="TextBox 30" draw:style-name="gr22" draw:text-style-name="P7" svg:width="2.537cm" svg:height="9.996cm" svg:x="5.397cm" svg:y="0.364cm">
              <text:p text:style-name="P6"><text:span text:style-name="T3">3.2.1</text:span></text:p>
              <text:p text:style-name="P6"><text:span text:style-name="T3">Définition des étapes clés de mise en œuvre </text:span></text:p>
              <text:p text:style-name="P6"><text:span text:style-name="T3"/></text:p>
              <text:p text:style-name="P6"><text:span text:style-name="T3">3.2.2</text:span></text:p>
              <text:p text:style-name="P6"><text:span text:style-name="T3">Établissement du planning et des ressources nécessaires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onnector draw:z-index="59" draw:name="Straight Connector 9" draw:style-name="gr1" draw:text-style-name="P1" draw:type="line" svg:x1="4.03cm" svg:y1="9.699cm" svg:x2="4.03cm" svg:y2="11.604cm" svg:d="M33540 20653v1905" svg:viewBox="0 0 1 1906">
              <text:p/>
            </draw:connector>
            <draw:custom-shape table:end-cell-address="'WBS Tree Diagram_2'.G30" table:end-x="5.237cm" table:end-y="0.306cm" draw:z-index="60" draw:name="TextBox 31" draw:style-name="gr23" draw:text-style-name="P7" svg:width="2.587cm" svg:height="9.996cm" svg:x="2.65cm" svg:y="0.364cm">
              <text:p text:style-name="P6"><text:span text:style-name="T3">3.3.1</text:span></text:p>
              <text:p text:style-name="P6"><text:span text:style-name="T3">Rédaction du schéma directeur</text:span></text:p>
              <text:p text:style-name="P6"><text:span text:style-name="T3"/></text:p>
              <text:p text:style-name="P6"><text:span text:style-name="T3">3.3.2</text:span></text:p>
              <text:p text:style-name="P6"><text:span text:style-name="T3">Présentation aux parties prenantes</text:span></text:p>
              <text:p text:style-name="P6"><text:span text:style-name="T3"/></text:p>
              <text:p text:style-name="P6"><text:span text:style-name="T3">3.3.3</text:span></text:p>
              <text:p text:style-name="P6"><text:span text:style-name="T3">Finalisation et validation du schéma directeur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onnector draw:z-index="63" draw:name="Straight Connector 10" draw:style-name="gr1" draw:text-style-name="P1" draw:type="line" svg:x1="6.997cm" svg:y1="9.701cm" svg:x2="6.997cm" svg:y2="11.606cm" svg:d="M36507 20655v1905" svg:viewBox="0 0 1 1906">
              <text:p/>
            </draw:connector>
            <draw:custom-shape draw:z-index="64" draw:name="TextBox 2" draw:style-name="gr24" draw:text-style-name="P7" svg:width="2.587cm" svg:height="10.016cm" svg:x="5.644cm" svg:y="0.344cm">
              <text:p text:style-name="P6"><text:span text:style-name="T3">3.4.1</text:span></text:p>
              <text:p text:style-name="P6"><text:span text:style-name="T3">Formation et accompagnement des équipes</text:span></text:p>
              <text:p text:style-name="P6"><text:span text:style-name="T3"/></text:p>
              <text:p text:style-name="P6"><text:span text:style-name="T3">3.4.2</text:span></text:p>
              <text:p text:style-name="P6"><text:span text:style-name="T3">Élaboration d’un plan de communication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7"/>
        </table:table-row>
        <table:table-row table:style-name="ro4" table:number-rows-repeated="6">
          <table:table-cell table:number-columns-repeated="16384"/>
        </table:table-row>
        <table:table-row table:style-name="ro3">
          <table:table-cell table:number-columns-repeated="13"/>
          <table:table-cell office:value-type="string" calcext:value-type="string">
            <text:p>/</text:p>
          </table:table-cell>
          <table:table-cell table:number-columns-repeated="16370"/>
        </table:table-row>
        <table:table-row table:style-name="ro5">
          <table:table-cell table:style-name="ce2"/>
          <table:table-cell table:style-name="ce5"/>
          <table:table-cell table:style-name="ce8" table:number-columns-repeated="6"/>
          <table:table-cell table:style-name="ce2" table:number-columns-repeated="16376"/>
        </table:table-row>
        <table:table-row table:style-name="ro4" table:number-rows-repeated="6">
          <table:table-cell table:number-columns-repeated="16384"/>
        </table:table-row>
        <table:table-row table:style-name="ro4">
          <table:table-cell/>
          <table:table-cell>
            <draw:custom-shape draw:z-index="65" draw:name="TextBox 5" draw:style-name="gr25" draw:text-style-name="P7" svg:width="2.539cm" svg:height="17.975cm" svg:x="5.14cm" svg:y="0.264cm">
              <text:p text:style-name="P6"><text:span text:style-name="T3">Comité de Pilotage :</text:span></text:p>
              <text:p text:style-name="P6"><text:span text:style-name="T3"/></text:p>
              <text:p text:style-name="P6"><text:span text:style-name="T3">Validation des objectifs de l’audit</text:span></text:p>
              <text:p text:style-name="P6"><text:span text:style-name="T3"/></text:p>
              <text:p text:style-name="P6"><text:span text:style-name="T3">Priorisation des axes d’analyse</text:span></text:p>
              <text:p text:style-name="P6"><text:span text:style-name="T3"/></text:p>
              <text:p text:style-name="P6"><text:span text:style-name="T3"/></text:p>
              <text:p text:style-name="P6"><text:span text:style-name="T3">Comité Technique :</text:span></text:p>
              <text:p text:style-name="P6"><text:span text:style-name="T3"/></text:p>
              <text:p text:style-name="P6"><text:span text:style-name="T3">Assistance à la définition des indicateurs d’évaluation</text:span></text:p>
              <text:p text:style-name="P6"><text:span text:style-name="T3"/></text:p>
              <text:p text:style-name="P6"><text:span text:style-name="T3">Contribution à l’élaboration du plan de collecte des donné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66" draw:name="TextBox 6" draw:style-name="gr26" draw:text-style-name="P7" svg:width="2.539cm" svg:height="19.252cm" svg:x="2.371cm" svg:y="0.234cm">
              <text:p text:style-name="P6"><text:span text:style-name="T3">Comité Technique :</text:span></text:p>
              <text:p text:style-name="P6"><text:span text:style-name="T3"/></text:p>
              <text:p text:style-name="P6"><text:span text:style-name="T3">Analyse des systèmes existants (SIG, données, processus métiers)</text:span></text:p>
              <text:p text:style-name="P6"><text:span text:style-name="T3"/></text:p>
              <text:p text:style-name="P6"><text:span text:style-name="T3">Identification des sources de données pertinentes</text:span></text:p>
              <text:p text:style-name="P6"><text:span text:style-name="T3"/></text:p>
              <text:p text:style-name="P6"><text:span text:style-name="T3"/></text:p>
              <text:p text:style-name="P6"><text:span text:style-name="T3">Services de direction :</text:span></text:p>
              <text:p text:style-name="P6"><text:span text:style-name="T3"/></text:p>
              <text:p text:style-name="P6"><text:span text:style-name="T3">Participation à l’inventaire des données spécifiques à leur domaine</text:span></text:p>
              <text:p text:style-name="P6"><text:span text:style-name="T3"/></text:p>
              <text:p text:style-name="P6"><text:span text:style-name="T3">Partage des processus métiers liés au SIG</text:span></text:p>
              <text:p text:style-name="P6"><text:span text:style-name="T3"/></text:p>
              <text:p text:style-name="P6"><text:span text:style-name="T3"/></text:p>
              <text:p text:style-name="P6"><text:span text:style-name="T3">Partenaires :</text:span></text:p>
              <text:p text:style-name="P6"><text:span text:style-name="T3"/></text:p>
              <text:p text:style-name="P6"><text:span text:style-name="T3">Fourniture des données pertinentes</text:span></text:p>
              <text:p text:style-name="P6"><text:span text:style-name="T3"/></text:p>
              <text:p text:style-name="P6"><text:span text:style-name="T3">Collaboration pour cartographier les interfaces existantes</text:span></text:p>
              <text:p text:style-name="P6"><text:span text:style-name="T3"/></text:p>
              <text:p text:style-name="P6"><text:span text:style-name="T3"/></text:p>
              <text:p text:style-name="P6"><text:span text:style-name="T3">Acteurs externes :</text:span></text:p>
              <text:p text:style-name="P6"><text:span text:style-name="T3"/></text:p>
              <text:p text:style-name="P6"><text:span text:style-name="T3">Consultation (via enquêtes ou interviews) pour identifier des besoins spécifiques</text:span></text:p>
              <text:p text:style-name="P6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67" draw:name="TextBox 7" draw:style-name="gr27" draw:text-style-name="P7" svg:width="2.539cm" svg:height="18.005cm" svg:x="5.431cm" svg:y="0.234cm">
              <text:p text:style-name="P6"><text:span text:style-name="T3">Services de direction :</text:span></text:p>
              <text:p text:style-name="P6"><text:span text:style-name="T3"/></text:p>
              <text:p text:style-name="P6"><text:span text:style-name="T3">Participation active aux ateliers d’identification des besoins</text:span></text:p>
              <text:p text:style-name="P6"><text:span text:style-name="T3"/></text:p>
              <text:p text:style-name="P6"><text:span text:style-name="T3"/></text:p>
              <text:p text:style-name="P6"><text:span text:style-name="T3">Partenaires :</text:span></text:p>
              <text:p text:style-name="P6"><text:span text:style-name="T3"/></text:p>
              <text:p text:style-name="P6"><text:span text:style-name="T3">Apport d'une vision complémentaire sur les besoins liés à leur périmètre</text:span></text:p>
              <text:p text:style-name="P6"><text:span text:style-name="T3"/></text:p>
              <text:p text:style-name="P6"><text:span text:style-name="T3"/></text:p>
              <text:p text:style-name="P6"><text:span text:style-name="T3">Acteurs externes :</text:span></text:p>
              <text:p text:style-name="P6"><text:span text:style-name="T3"/></text:p>
              <text:p text:style-name="P6"><text:span text:style-name="T3">Expression des attentes spécifiques (citoyens, administrés)</text:span></text:p>
              <text:p text:style-name="P6"><text:span text:style-name="T3"/></text:p>
              <text:p text:style-name="P6"><text:span text:style-name="T3"/></text:p>
              <text:p text:style-name="P6"><text:span text:style-name="T3">Comité Technique :</text:span></text:p>
              <text:p text:style-name="P6"><text:span text:style-name="T3"/></text:p>
              <text:p text:style-name="P6"><text:span text:style-name="T3">Synthèse des besoins exprimés</text:span></text:p>
              <text:p text:style-name="P6"><text:span text:style-name="T3"/></text:p>
              <text:p text:style-name="P6"><text:span text:style-name="T3">Définition des besoins fonctionnels et techniques</text:span></text:p>
              <text:p text:style-name="P6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68" draw:name="TextBox 11" draw:style-name="gr28" draw:text-style-name="P7" svg:width="2.539cm" svg:height="17.92cm" svg:x="3.76cm" svg:y="0.33cm">
              <text:p text:style-name="P6"><text:span text:style-name="T3">Comité Technique :</text:span></text:p>
              <text:p text:style-name="P6"><text:span text:style-name="T3"/></text:p>
              <text:p text:style-name="P6"><text:span text:style-name="T3">Diagnostic des forces et faiblesses du SIG existant</text:span></text:p>
              <text:p text:style-name="P6"><text:span text:style-name="T3"/></text:p>
              <text:p text:style-name="P6"><text:span text:style-name="T3">Analyse des écarts entre l’existant et les besoins</text:span></text:p>
              <text:p text:style-name="P6"><text:span text:style-name="T3"/></text:p>
              <text:p text:style-name="P6"><text:span text:style-name="T3"/></text:p>
              <text:p text:style-name="P6"><text:span text:style-name="T3">Services de direction :</text:span></text:p>
              <text:p text:style-name="P6"><text:span text:style-name="T3"/></text:p>
              <text:p text:style-name="P6"><text:span text:style-name="T3">Feedback sur les écarts relevés dans leurs domaines</text:span></text:p>
              <text:p text:style-name="P8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69" draw:name="TextBox 15" draw:style-name="gr29" draw:text-style-name="P7" svg:width="2.539cm" svg:height="17.921cm" svg:x="1.021cm" svg:y="0.267cm">
              <text:p text:style-name="P6"><text:span text:style-name="T3">Comité de Pilotage :</text:span></text:p>
              <text:p text:style-name="P6"><text:span text:style-name="T3"/></text:p>
              <text:p text:style-name="P6"><text:span text:style-name="T3">Orientation stratégique sur les scénarios à privilégier</text:span></text:p>
              <text:p text:style-name="P6"><text:span text:style-name="T3"/></text:p>
              <text:p text:style-name="P6"><text:span text:style-name="T3">Validation des hypothèses initiales</text:span></text:p>
              <text:p text:style-name="P6"><text:span text:style-name="T3"/></text:p>
              <text:p text:style-name="P6"><text:span text:style-name="T3"/></text:p>
              <text:p text:style-name="P6"><text:span text:style-name="T3">Comité Technique :</text:span></text:p>
              <text:p text:style-name="P6"><text:span text:style-name="T3"/></text:p>
              <text:p text:style-name="P6"><text:span text:style-name="T3">Définition des scénarios possibles</text:span></text:p>
              <text:p text:style-name="P6"><text:span text:style-name="T3"/></text:p>
              <text:p text:style-name="P6"><text:span text:style-name="T3">Analyse coûts/bénéfices de chaque scénario</text:span></text:p>
              <text:p text:style-name="P6"><text:span text:style-name="T3"/></text:p>
              <text:p text:style-name="P6"><text:span text:style-name="T3"/></text:p>
              <text:p text:style-name="P6"><text:span text:style-name="T3">Partenaires :</text:span></text:p>
              <text:p text:style-name="P6"><text:span text:style-name="T3"/></text:p>
              <text:p text:style-name="P6"><text:span text:style-name="T3">Consultation pour évaluer la faisabilité des scénarios techniques et organisationnels</text:span></text:p>
              <text:p text:style-name="P6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0" draw:name="TextBox 16" draw:style-name="gr29" draw:text-style-name="P7" svg:width="2.539cm" svg:height="17.921cm" svg:x="4.161cm" svg:y="0.394cm">
              <text:p text:style-name="P6"><text:span text:style-name="T3">Comité de Pilotage :</text:span></text:p>
              <text:p text:style-name="P6"><text:span text:style-name="T3"/></text:p>
              <text:p text:style-name="P6"><text:span text:style-name="T3">Arbitrage entre les différents scénarios proposés</text:span></text:p>
              <text:p text:style-name="P6"><text:span text:style-name="T3"/></text:p>
              <text:p text:style-name="P6"><text:span text:style-name="T3"/></text:p>
              <text:p text:style-name="P6"><text:span text:style-name="T3">Comité Technique :</text:span></text:p>
              <text:p text:style-name="P6"><text:span text:style-name="T3"/></text:p>
              <text:p text:style-name="P6"><text:span text:style-name="T3">Ajustements basés sur les retours des parties prenantes</text:span></text:p>
              <text:p text:style-name="P6"><text:span text:style-name="T3"/></text:p>
              <text:p text:style-name="P6"><text:span text:style-name="T3"/></text:p>
              <text:p text:style-name="P6"><text:span text:style-name="T3">Partenaires et Services de direction :</text:span></text:p>
              <text:p text:style-name="P6"><text:span text:style-name="T3"/></text:p>
              <text:p text:style-name="P6"><text:span text:style-name="T3">Validation technique et fonctionnelle</text:span></text:p>
              <text:p text:style-name="P6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Default">
            <draw:custom-shape draw:z-index="71" draw:name="TextBox 24" draw:style-name="gr29" draw:text-style-name="P7" svg:width="2.539cm" svg:height="17.921cm" svg:x="2.396cm" svg:y="0.356cm">
              <text:p text:style-name="P6"><text:span text:style-name="T3">Comité de Pilotage :</text:span></text:p>
              <text:p text:style-name="P6"><text:span text:style-name="T3"/></text:p>
              <text:p text:style-name="P6"><text:span text:style-name="T3">Définition des priorités stratégiques et des orientations globales</text:span></text:p>
              <text:p text:style-name="P6"><text:span text:style-name="T3"/></text:p>
              <text:p text:style-name="P6"><text:span text:style-name="T3"/></text:p>
              <text:p text:style-name="P6"><text:span text:style-name="T3">Comité Technique :</text:span></text:p>
              <text:p text:style-name="P6"><text:span text:style-name="T3"/></text:p>
              <text:p text:style-name="P6"><text:span text:style-name="T3">Traduction technique des objectifs stratégiques</text:span></text:p>
              <text:p text:style-name="P6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z-index="72" draw:name="TextBox 32" draw:style-name="gr29" draw:text-style-name="P7" svg:width="2.539cm" svg:height="17.921cm" svg:x="5.418cm" svg:y="0.294cm">
              <text:p text:style-name="P6"><text:span text:style-name="T3">Comité Technique :</text:span></text:p>
              <text:p text:style-name="P6"><text:span text:style-name="T3"/></text:p>
              <text:p text:style-name="P6"><text:span text:style-name="T3">Rédaction des étapes techniques et organisationnelles</text:span></text:p>
              <text:p text:style-name="P6"><text:span text:style-name="T3"/></text:p>
              <text:p text:style-name="P6"><text:span text:style-name="T3">Proposition de solutions technologiques et méthodologiques</text:span></text:p>
              <text:p text:style-name="P6"><text:span text:style-name="T3"/></text:p>
              <text:p text:style-name="P6"><text:span text:style-name="T3"/></text:p>
              <text:p text:style-name="P6"><text:span text:style-name="T3">Services de direction :</text:span></text:p>
              <text:p text:style-name="P6"><text:span text:style-name="T3"/></text:p>
              <text:p text:style-name="P6"><text:span text:style-name="T3">Contribution à l'élaboration des étapes liées à leur domaine</text:span></text:p>
              <text:p text:style-name="P6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73" draw:name="TextBox 33" draw:style-name="gr28" draw:text-style-name="P7" svg:width="2.539cm" svg:height="17.92cm" svg:x="2.797cm" svg:y="0.421cm">
              <text:p text:style-name="P6"><text:span text:style-name="T3">Comité Technique :</text:span></text:p>
              <text:p text:style-name="P6"><text:span text:style-name="T3"/></text:p>
              <text:p text:style-name="P6"><text:span text:style-name="T3">Rédaction et structuration du document final</text:span></text:p>
              <text:p text:style-name="P6"><text:span text:style-name="T3"/></text:p>
              <text:p text:style-name="P6"><text:span text:style-name="T3">Préparation des présentations</text:span></text:p>
              <text:p text:style-name="P6"><text:span text:style-name="T3"/></text:p>
              <text:p text:style-name="P6"><text:span text:style-name="T3"/></text:p>
              <text:p text:style-name="P6"><text:span text:style-name="T3">Comité de Pilotage :</text:span></text:p>
              <text:p text:style-name="P6"><text:span text:style-name="T3"/></text:p>
              <text:p text:style-name="P6"><text:span text:style-name="T3">Validation des livrables et communication avec les parties prenantes</text:span></text:p>
              <text:p text:style-name="P6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>
            <draw:custom-shape draw:z-index="74" draw:name="TextBox 34" draw:style-name="gr29" draw:text-style-name="P7" svg:width="2.539cm" svg:height="17.921cm" svg:x="0.003cm" svg:y="0.424cm">
              <text:p text:style-name="P6"><text:span text:style-name="T3">Services de direction :</text:span></text:p>
              <text:p text:style-name="P6"><text:span text:style-name="T3"/></text:p>
              <text:p text:style-name="P6"><text:span text:style-name="T3">Formation et préparation des équipes internes</text:span></text:p>
              <text:p text:style-name="P6"><text:span text:style-name="T3"/></text:p>
              <text:p text:style-name="P6"><text:span text:style-name="T3"/></text:p>
              <text:p text:style-name="P6"><text:span text:style-name="T3">Partenaires :</text:span></text:p>
              <text:p text:style-name="P6"><text:span text:style-name="T3"/></text:p>
              <text:p text:style-name="P6"><text:span text:style-name="T3">Coordination pour assurer l’alignement des actions externes</text:span></text:p>
              <text:p text:style-name="P6"><text:span text:style-name="T3"/></text:p>
              <text:p text:style-name="P6"><text:span text:style-name="T3"/></text:p>
              <text:p text:style-name="P6"><text:span text:style-name="T3">Acteurs externes :</text:span></text:p>
              <text:p text:style-name="P6"><text:span text:style-name="T3"/></text:p>
              <text:p text:style-name="P6"><text:span text:style-name="T3">Sensibilisation via des actions de communication (administrés et citoyens)</text:span></text:p>
              <text:p text:style-name="P6"><text:span text:style-name="T3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76"/>
        </table:table-row>
        <table:table-row table:style-name="ro6" table:number-rows-repeated="2">
          <table:table-cell table:number-columns-repeated="5"/>
          <table:table-cell table:style-name="Default"/>
          <table:table-cell table:number-columns-repeated="16378"/>
        </table:table-row>
        <table:table-row table:style-name="ro6">
          <table:table-cell table:number-columns-repeated="5"/>
          <table:table-cell table:style-name="Default"/>
          <table:table-cell table:style-name="ce12"/>
          <table:table-cell table:number-columns-repeated="16377"/>
        </table:table-row>
        <table:table-row table:style-name="ro6" table:number-rows-repeated="2">
          <table:table-cell table:number-columns-repeated="5"/>
          <table:table-cell table:style-name="Default"/>
          <table:table-cell table:style-name="ce13"/>
          <table:table-cell table:number-columns-repeated="16377"/>
        </table:table-row>
        <table:table-row table:style-name="ro6">
          <table:table-cell table:number-columns-repeated="3"/>
          <table:table-cell table:style-name="Default"/>
          <table:table-cell/>
          <table:table-cell table:style-name="Default"/>
          <table:table-cell table:style-name="ce13"/>
          <table:table-cell table:number-columns-repeated="16377"/>
        </table:table-row>
        <table:table-row table:style-name="ro6">
          <table:table-cell table:number-columns-repeated="5"/>
          <table:table-cell table:style-name="Default"/>
          <table:table-cell table:number-columns-repeated="16378"/>
        </table:table-row>
        <table:table-row table:style-name="ro6">
          <table:table-cell table:number-columns-repeated="16384"/>
        </table:table-row>
        <table:table-row table:style-name="ro6" table:number-rows-repeated="2">
          <table:table-cell table:number-columns-repeated="4"/>
          <table:table-cell table:style-name="Default"/>
          <table:table-cell table:number-columns-repeated="16379"/>
        </table:table-row>
        <table:table-row table:style-name="ro6" table:number-rows-repeated="1048534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entury Gothic" svg:font-family="'Century Gothic'" style:font-family-generic="roman"/>
    <style:font-face style:name="Century Gothic1" svg:font-family="'Century Gothic'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>
        <loext:char-complex-color loext:theme-type="hyperlink" loext:color-type="theme"/>
      </style:text-properties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0.012cm" fo:margin-bottom="0.273cm" fo:margin-left="2cm" fo:margin-right="0.088cm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15:35:34.3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11:52:17.050000000</meta:creation-date>
    <dc:date>2024-12-17T15:59:03.013000000</dc:date>
    <meta:editing-duration>PT24M</meta:editing-duration>
    <meta:editing-cycles>3</meta:editing-cycles>
    <meta:generator>LibreOffice/24.2.2.2$Windows_X86_64 LibreOffice_project/d56cc158d8a96260b836f100ef4b4ef25d6f1a01</meta:generator>
    <meta:print-date>2024-12-17T15:58:43.406000000</meta:print-date>
    <meta:printed-by>Fichiers PDF</meta:printed-by>
    <meta:document-statistic meta:table-count="1" meta:cell-count="10" meta:object-count="75"/>
  </office:meta>
</office:document-meta>
</file>